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egoe UI" svg:font-family="'Segoe UI', 'Lucida Grande', Verdana, Arial, Helvetica, sans-serif"/>
    <style:font-face style:name="Consolas" svg:font-family="Consolas" style:font-family-generic="modern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fc37c" officeooo:paragraph-rsid="000fc37c"/>
    </style:style>
    <style:style style:name="P2" style:family="paragraph" style:parent-style-name="Text_20_body">
      <style:text-properties officeooo:rsid="0011b936" officeooo:paragraph-rsid="0011b936"/>
    </style:style>
    <style:style style:name="P3" style:family="paragraph" style:parent-style-name="Text_20_body">
      <style:text-properties officeooo:rsid="0011b936" officeooo:paragraph-rsid="00170c71"/>
    </style:style>
    <style:style style:name="P4" style:family="paragraph" style:parent-style-name="Text_20_body">
      <style:text-properties style:font-name="Lucida Console" officeooo:rsid="0012fe45" officeooo:paragraph-rsid="0012fe45"/>
    </style:style>
    <style:style style:name="P5" style:family="paragraph" style:parent-style-name="Text_20_body">
      <style:text-properties style:font-name="Lucida Console" fo:font-size="8pt" style:font-size-asian="8pt" style:font-size-complex="8pt"/>
    </style:style>
    <style:style style:name="P6" style:family="paragraph" style:parent-style-name="Text_20_body">
      <style:text-properties officeooo:rsid="001454a2" officeooo:paragraph-rsid="001454a2"/>
    </style:style>
    <style:style style:name="P7" style:family="paragraph" style:parent-style-name="Text_20_body">
      <style:text-properties style:font-name="Consolas" fo:font-size="9pt" officeooo:rsid="000fc37c" officeooo:paragraph-rsid="00170c71" style:font-size-asian="9pt" style:font-size-complex="9pt"/>
    </style:style>
    <style:style style:name="P8" style:family="paragraph" style:parent-style-name="Text_20_body">
      <style:text-properties officeooo:rsid="00170c71" officeooo:paragraph-rsid="0018cab7"/>
    </style:style>
    <style:style style:name="P9" style:family="paragraph" style:parent-style-name="Text_20_body">
      <style:text-properties officeooo:paragraph-rsid="001e0741"/>
    </style:style>
    <style:style style:name="P10" style:family="paragraph" style:parent-style-name="Heading">
      <style:text-properties officeooo:rsid="000fc37c" officeooo:paragraph-rsid="000fc37c"/>
    </style:style>
    <style:style style:name="P11" style:family="paragraph" style:parent-style-name="Heading">
      <style:text-properties officeooo:rsid="0011b936" officeooo:paragraph-rsid="0011b936"/>
    </style:style>
    <style:style style:name="P12" style:family="paragraph" style:parent-style-name="Heading">
      <style:text-properties officeooo:rsid="0011b936" officeooo:paragraph-rsid="0014e73b"/>
    </style:style>
    <style:style style:name="P13" style:family="paragraph" style:parent-style-name="Title">
      <style:text-properties officeooo:rsid="000ed6f0" officeooo:paragraph-rsid="000ed6f0"/>
    </style:style>
    <style:style style:name="P14" style:family="paragraph" style:parent-style-name="Heading">
      <style:text-properties officeooo:rsid="001d787f" officeooo:paragraph-rsid="001d787f"/>
    </style:style>
    <style:style style:name="P15" style:family="paragraph" style:parent-style-name="Text_20_body">
      <style:text-properties fo:font-variant="normal" fo:text-transform="none" fo:color="#000000" style:font-name="Segoe UI" fo:letter-spacing="normal" fo:font-style="normal" fo:font-weight="normal" officeooo:rsid="001ec4e3" officeooo:paragraph-rsid="001e0741"/>
    </style:style>
    <style:style style:name="P16" style:family="paragraph" style:parent-style-name="Text_20_body">
      <style:text-properties style:font-name="Consolas" fo:font-size="9pt" officeooo:rsid="000fc37c" officeooo:paragraph-rsid="00204a6c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0c71" style:font-weight-asian="bold" style:font-weight-complex="bold"/>
    </style:style>
    <style:style style:name="T3" style:family="text">
      <style:text-properties officeooo:rsid="0012fe4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4e73b" style:font-weight-asian="normal" style:font-weight-complex="normal"/>
    </style:style>
    <style:style style:name="T6" style:family="text">
      <style:text-properties fo:font-weight="normal" officeooo:rsid="0016607a" style:font-weight-asian="normal" style:font-weight-complex="normal"/>
    </style:style>
    <style:style style:name="T7" style:family="text">
      <style:text-properties fo:font-weight="normal" officeooo:rsid="00170c71" style:font-weight-asian="normal" style:font-weight-complex="normal"/>
    </style:style>
    <style:style style:name="T8" style:family="text">
      <style:text-properties officeooo:rsid="00170c71"/>
    </style:style>
    <style:style style:name="T9" style:family="text">
      <style:text-properties style:font-name="Consolas" fo:font-size="9pt" officeooo:rsid="000fc37c" style:font-size-asian="9pt" style:font-size-complex="9pt"/>
    </style:style>
    <style:style style:name="T10" style:family="text">
      <style:text-properties style:font-name="Consolas" fo:font-size="9pt" officeooo:rsid="0012fe45" style:font-size-asian="9pt" style:font-size-complex="9pt"/>
    </style:style>
    <style:style style:name="T11" style:family="text">
      <style:text-properties style:font-name="Consolas" fo:font-size="9pt" officeooo:rsid="0018cab7" style:font-size-asian="9pt" style:font-size-complex="9pt"/>
    </style:style>
    <style:style style:name="T12" style:family="text">
      <style:text-properties style:font-name="Consolas" fo:font-size="9pt" fo:font-weight="bold" officeooo:rsid="000fc37c" style:font-size-asian="9pt" style:font-weight-asian="bold" style:font-size-complex="9pt" style:font-weight-complex="bold"/>
    </style:style>
    <style:style style:name="T13" style:family="text">
      <style:text-properties style:font-name="Consolas" fo:font-size="9pt" fo:font-weight="bold" officeooo:rsid="0012fe45" style:font-size-asian="9pt" style:font-weight-asian="bold" style:font-size-complex="9pt" style:font-weight-complex="bold"/>
    </style:style>
    <style:style style:name="T14" style:family="text">
      <style:text-properties style:font-name="Consolas" fo:font-size="9pt" fo:font-weight="normal" officeooo:rsid="0012fe45" style:font-size-asian="9pt" style:font-weight-asian="normal" style:font-size-complex="9pt" style:font-weight-complex="normal"/>
    </style:style>
    <style:style style:name="T15" style:family="text">
      <style:text-properties style:font-name="Liberation Sans" fo:font-size="12pt" fo:font-weight="normal" officeooo:rsid="00170c71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2pt" fo:font-style="italic" fo:font-weight="normal" officeooo:rsid="00170c71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style:font-name="Liberation Sans" fo:font-size="12pt" fo:font-style="normal" fo:font-weight="normal" officeooo:rsid="00170c71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Lucida Console" fo:font-size="8pt" officeooo:rsid="0018cab7" style:font-size-asian="8pt" style:font-size-complex="8pt"/>
    </style:style>
    <style:style style:name="T19" style:family="text">
      <style:text-properties officeooo:rsid="001e0741"/>
    </style:style>
    <style:style style:name="T20" style:family="text">
      <style:text-properties fo:font-variant="normal" fo:text-transform="none" fo:color="#000000" style:font-name="Segoe UI" fo:letter-spacing="normal" fo:font-style="normal" fo:font-weight="normal"/>
    </style:style>
    <style:style style:name="T21" style:family="text">
      <style:text-properties fo:font-variant="normal" fo:text-transform="none" fo:color="#000000" style:font-name="Segoe UI" fo:letter-spacing="normal" fo:font-style="normal" fo:font-weight="normal" officeooo:rsid="001ec4e3"/>
    </style:style>
    <style:style style:name="T22" style:family="text">
      <style:text-properties officeooo:rsid="00204a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Wyczytanie bazy próbek</text:p>
      <text:p text:style-name="Subtitle">Systemy Sztucznej Inteligencji</text:p>
      <text:p text:style-name="Subtitle">Instrukcje do ćwiczeń laboratoryjnych</text:p>
      <text:p text:style-name="P1">Zadaniem do zrobienia jest napisanie funkcji w C#, która wczyta plik tekstowy z bazą próbek oraz plik tekstowy z typami atrybutów. Funkcja powinna zgłaszać wyjątek, jeśli nie jest możliwy odczyt pliku z próbkami i/lub pliku z informacjami o atrybutach. </text:p>
      <text:p text:style-name="P10">Format funkcji:</text:p>
      <text:p text:style-name="P7"><text:s text:c="3"/>void <text:span text:style-name="T1">wczytaj_baze_probek_z_tekstem</text:span>(</text:p>
      <text:p text:style-name="P16"><text:s text:c="10"/>string nazwa_pliku_<text:span text:style-name="T22">z_wartosciami, string nazwa_pliku_z_opisem_atr</text:span>,</text:p>
      <text:p text:style-name="P16"><text:tab/> <text:s text:c="2"/><text:span text:style-name="T22">o</text:span>ut List&lt;List&lt;string&gt;&gt; probki, out List&lt;bool&gt; <text:span text:style-name="T3">czy</text:span>_atr_<text:span text:style-name="T3">symb, out List&lt;string&gt; nazwy_atr</text:span>)</text:p>
      <text:p text:style-name="P11">Format bazy z próbkami:</text:p>
      <text:p text:style-name="P2">Plik składa się z wielu linii, każda linia reprezentuje pojedynczą próbkę. <text:span text:style-name="T3">Każda pojedyncza linia (próbka) zawiera taką samą liczbę wyrazów (wartości kolejnych atrybutów, deskryptorów). Każdy wyraz reprezentuje pojedynczą wartość kolejnego atrybutu. Wyrazy mogą być rozdzielone spacjami <text:s/>i/lub tabulatorami. Ostatnia linijka nie musi się kończyć znakiem końca wiersza Przykład:</text:span></text:p>
      <text:p text:style-name="P4">6.5<text:tab/>3<text:tab/>5.2<text:tab/>2<text:tab/>C</text:p>
      <text:p text:style-name="P4">5.1<text:tab/>2.5<text:tab/>3 <text:tab/>1.1<text:tab/>D</text:p>
      <text:p text:style-name="P4">4.9 <text:s/>3.1 <text:s/>1.5 <text:s text:c="3"/>0.1 <text:s text:c="3"/>1</text:p>
      <text:p text:style-name="P6">Dla takiego pliku zmienna <text:span text:style-name="T1">probki </text:span><text:span text:style-name="T4">powinna zawierać: <text:s/>probki[0][2] = ”5.2”, <text:s/>probki[1][4] = ”D”.</text:span></text:p>
      <text:p text:style-name="P12"><text:span text:style-name="T4">Format bazy z </text:span><text:span text:style-name="T5">informacjami o atrybutach</text:span><text:span text:style-name="T4">:</text:span></text:p>
      <text:p text:style-name="P3"><text:span text:style-name="T4">Plik składa się z wielu lini</text:span><text:span text:style-name="T5">i, liczba linii jest równa liczbie atrybutów. Każda linijka zawiera dwie kolumny rozdzielone spacjami, tabulatorami lub innymi białymi znakami. </text:span><text:span text:style-name="T6">Pierwsza </text:span><text:span text:style-name="T7">kolumna zawiera nazwę atrybutu, druga pojedynczy znak. Jeśli ów pojedynczy znak to ‘s’, wtedy odpowiednia wartość w tablicy</text:span><text:span text:style-name="T2"> </text:span><text:span text:style-name="T13">czy</text:span><text:span text:style-name="T12">_atr_</text:span><text:span text:style-name="T13">symb</text:span><text:span text:style-name="T14"> </text:span><text:span text:style-name="T15">wartość ma wartość </text:span><text:span text:style-name="T16">true</text:span><text:span text:style-name="T15">, w innym razie ma mieć wartość </text:span><text:span text:style-name="T16">false</text:span><text:span text:style-name="T17">. Przykład:</text:span></text:p>
      <text:p text:style-name="P5">sepal_length_in_cm <text:s text:c="3"/>r</text:p>
      <text:p text:style-name="P5">sepal_width_in_cm <text:s text:c="3"/>r</text:p>
      <text:p text:style-name="P5">petal_length_in_cm <text:s text:c="3"/>r</text:p>
      <text:p text:style-name="P5">petal_width_in_cm <text:s text:c="3"/>r</text:p>
      <text:p text:style-name="P5">class s</text:p>
      <text:p text:style-name="P8">Dla powyższego <text:s/><text:span text:style-name="T10">czy</text:span><text:span text:style-name="T9">_atr_</text:span><text:span text:style-name="T10">symb</text:span><text:span text:style-name="T11">[0] = false, </text:span><text:span text:style-name="T10">czy</text:span><text:span text:style-name="T9">_atr_</text:span><text:span text:style-name="T10">symb</text:span><text:span text:style-name="T11">[1] = false … <text:s/></text:span><text:span text:style-name="T10">czy</text:span><text:span text:style-name="T9">_atr_</text:span><text:span text:style-name="T10">symb</text:span><text:span text:style-name="T11">[4] = true, <text:s/></text:span><text:span text:style-name="T10">nazwy_atr</text:span><text:span text:style-name="T11">[4] = „class”, </text:span><text:span text:style-name="T10">nazwy_atr</text:span><text:span text:style-name="T11">[1] = „</text:span><text:span text:style-name="T18">sepal_width_in_cm”.</text:span></text:p>
      <text:p text:style-name="P14"><text:soft-page-break/>Przydatne informacje:</text:p>
      <text:p text:style-name="P9"><text:span text:style-name="T19">Klasa io.</text:span><text:span text:style-name="T20">StreamReader, </text:span><text:span text:style-name="T21">metoda String.Split(...)</text:span></text:p>
      <text:p text:style-name="P15"/>
      <text:p text:style-name="P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egoe UI" svg:font-family="'Segoe UI', 'Lucida Grande', Verdana, Arial, Helvetica, sans-serif"/>
    <style:font-face style:name="Consolas" svg:font-family="Consolas" style:font-family-generic="modern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15:30:05.995000000</meta:creation-date>
    <dc:date>2017-10-09T17:41:03.565000000</dc:date>
    <meta:editing-duration>PT2M58S</meta:editing-duration>
    <meta:editing-cycles>3</meta:editing-cycles>
    <meta:generator>LibreOffice/5.3.0.3$Windows_x86 LibreOffice_project/7074905676c47b82bbcfbea1aeefc84afe1c50e1</meta:generator>
    <meta:document-statistic meta:table-count="0" meta:image-count="0" meta:object-count="0" meta:page-count="2" meta:paragraph-count="25" meta:word-count="242" meta:character-count="1857" meta:non-whitespace-character-count="1593"/>
  </office:meta>
</office:document-meta>
</file>